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4"/>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5"/>
    <style:style style:name="P6" style:family="paragraph" style:parent-style-name="Standard" style:list-style-name="L6">
      <style:text-properties officeooo:rsid="001ee6ff" officeooo:paragraph-rsid="001ee6ff"/>
    </style:style>
    <style:style style:name="P7" style:family="paragraph" style:parent-style-name="Standard" style:list-style-name="L6">
      <style:text-properties officeooo:rsid="00201351" officeooo:paragraph-rsid="00201351"/>
    </style:style>
    <style:style style:name="P8" style:family="paragraph" style:parent-style-name="Standard">
      <style:paragraph-properties fo:margin-left="0cm" fo:margin-right="0.152cm" fo:text-indent="0cm" style:auto-text-indent="false"/>
    </style:style>
    <style:style style:name="P9" style:family="paragraph" style:parent-style-name="Standard">
      <style:paragraph-properties fo:margin-left="0cm" fo:margin-right="0.152cm" fo:text-indent="0cm" style:auto-text-indent="false"/>
      <style:text-properties fo:font-weight="bold" officeooo:rsid="001ee6ff" officeooo:paragraph-rsid="001ee6ff"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Times New Roman1" fo:font-size="12pt" fo:font-weight="bold" style:font-size-asian="12pt" style:font-size-complex="12pt"/>
    </style:style>
    <style:style style:name="T4" style:family="text">
      <style:text-properties style:font-name="Times New Roman1" fo:font-size="12pt" fo:font-weight="bold" style:font-size-asian="12pt" style:font-weight-asian="bold" style:font-size-complex="12pt" style:font-weight-complex="bold"/>
    </style:style>
    <style:style style:name="T5" style:family="text">
      <style:text-properties style:font-name="Times New Roman1"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officeooo:rsid="001e39f3"/>
    </style:style>
    <style:style style:name="T8" style:family="text">
      <style:text-properties officeooo:rsid="00201351"/>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vyiu"/><text:span text:style-name="T3">Name</text:span><text:bookmark text:name="vyiu0"/><text:span text:style-name="T5"><text:line-break/>Tobias</text:span><text:bookmark text:name="vyiu1"/><text:line-break/><text:bookmark text:name="vyiu2"/><text:line-break/><text:bookmark text:name="vyiu3"/><text:span text:style-name="T3">Beschreibung</text:span><text:bookmark text:name="vyiu4"/><text:span text:style-name="T5"><text:line-break/>Tobias ist ein Verrückter. Keiner weiß woher er kommt und wovon er überhaupt lebt. Eines Tages fand Tobias einen stinkenden, verfaulten Apfel und dachte es sei eine heilige Kartoffel. Seitdem betet er diese "heilige Kartoffel" an und erzählt den Leuten, sie besäße magische Kräfte. Er hat sogar einen kleinen Altar für die Kartoffel errichtet, an dem er ihr regelmäßig wertlose Gegenstände opfert. Tobias schläft, isst und trinkt nie.</text:span><text:bookmark text:name="vyiu5"/><text:span text:style-name="T5"><text:line-break/>Dafür stinkt er permanent nach Pferdescheiße.</text:span><text:bookmark text:name="vyiu6"/><text:line-break/><text:bookmark text:name="vyiu7"/><text:bookmark text:name="vyiu8"/><text:span text:style-name="T1"><text:line-break/></text:span><text:span text:style-name="T4">Ort</text:span><text:bookmark text:name="vyiu9"/></text:p>
      <text:list xml:id="list7841479055368756860" text:style-name="L1">
        <text:list-item>
          <text:p text:style-name="P1"><text:bookmark text:name="y9qp"/><text:bookmark text:name="y9qp0"/>Pferdestall von Talras </text:p>
        </text:list-item>
      </text:list>
      <text:p text:style-name="Text_20_body"><text:bookmark text:name="vyiu11"/><text:bookmark text:name="vyiu12"/><text:span text:style-name="T1"><text:line-break/></text:span><text:span text:style-name="T6">Tagesablauf</text:span><text:bookmark text:name="vyiu13"/></text:p>
      <text:list xml:id="list8247388220455828003" text:style-name="L2">
        <text:list-item>
          <text:p text:style-name="P3"><text:bookmark text:name="y9qp1"/><text:bookmark text:name="y9qp2"/>Ganzer Tag – Betet seine "heilige Kartoffel" an </text:p>
        </text:list-item>
      </text:list>
      <text:p text:style-name="Text_20_body"><text:bookmark text:name="vyiu15"/><text:line-break/><text:bookmark text:name="vyiu16"/><text:span text:style-name="T3">Zugehörigkeit</text:span><text:bookmark text:name="vyiu17"/><text:span text:style-name="T5"><text:line-break/>Verrückte</text:span><text:bookmark text:name="vyiu18"/><text:span text:style-name="T5"><text:line-break/></text:span><text:bookmark text:name="vyiu19"/><text:bookmark text:name="vyiu20"/><text:span text:style-name="T1"><text:line-break/></text:span><text:bookmark text:name="vyiu21"/><text:span text:style-name="T4">Aufträge</text:span></text:p>
      <text:list xml:id="list2879625163407717963" text:style-name="L3">
        <text:list-item>
          <text:p text:style-name="P4"><text:bookmark text:name="dfq1"/><text:bookmark text:name="dfq10"/>Sekundär – Die heilige Kartoffel </text:p>
        </text:list-item>
      </text:list>
      <text:p text:style-name="Text_20_body"><text:bookmark text:name="vyiu23"/><text:line-break/><text:bookmark text:name="ik9t"/><text:span text:style-name="T4">Dialog</text:span><text:bookmark text:name="vyiu24"/></text:p>
      <text:list xml:id="list7598634477338311064" text:style-name="L4">
        <text:list-item>
          <text:p text:style-name="P2"><text:bookmark text:name="ik9t0"/><text:bookmark text:name="ik9t1"/>Was machst du da? </text:p>
          <text:list>
            <text:list-item>
              <text:p text:style-name="P2"><text:bookmark text:name="f0wr"/><text:bookmark text:name="ik9t2"/>N: Was? Wer bist du? Was willst du hier? Bist du gekommen, um mich zu erlösen? </text:p>
            </text:list-item>
            <text:list-item>
              <text:p text:style-name="P2"><text:bookmark text:name="f0wr0"/><text:bookmark text:name="ik9t3"/>C: Erlösen, wovon? </text:p>
            </text:list-item>
            <text:list-item>
              <text:p text:style-name="P2"><text:bookmark text:name="ik9t4"/>N: Die Kartoffel hat mir prophezeit, dass ein sprechender Esel kommen wird, der dann wieder geht! </text:p>
            </text:list-item>
            <text:list-item>
              <text:p text:style-name="P2"><text:bookmark text:name="ik9t5"/>C: Sprechender Esel, Kartoffel, wovon sprichst du überhaupt? </text:p>
            </text:list-item>
            <text:list-item>
              <text:p text:style-name="P2"><text:bookmark text:name="ik9t6"/>N: Sag bloß, du kennst die heilige Kartoffel nicht. Sie ist die Gottheit unserer Welt. Aus ihr wurden wir alle geschaffen und sie besiegte das Huhn mit ihre<text:span text:style-name="T7">m</text:span> Kochtopf! Du solltest dankbar sein, dass es sie gibt. </text:p>
            </text:list-item>
            <text:list-item>
              <text:p text:style-name="P2"><text:bookmark text:name="ik9t7"/>C: Hast du einen an der Waffel? </text:p>
            </text:list-item>
            <text:list-item>
              <text:p text:style-name="P2"><text:bookmark text:name="ik9t8"/>N: Nein, das Zeitalter ist noch nicht gekommen. </text:p>
            </text:list-item>
          </text:list>
        </text:list-item>
        <text:list-item>
          <text:p text:style-name="P2"><text:bookmark text:name="ik9t9"/>Deine Kartoffel ist ein verfaulter Apfel. (Nachdem der Charakter ihn gefragt hat, was er da macht) </text:p>
          <text:list>
            <text:list-item>
              <text:p text:style-name="P2"><text:bookmark text:name="fdvr"/><text:bookmark text:name="ik9t10"/>N: Nein, das ist nicht möglich! Wie konnte das geschehen? Das Huhn muss zurückgekommen sein als ich geschlafen habe. </text:p>
            </text:list-item>
            <text:list-item>
              <text:p text:style-name="P2"><text:bookmark text:name="ik9t11"/>C: Wann hast du denn geschlafen? </text:p>
            </text:list-item>
            <text:list-item>
              <text:p text:style-name="P2"><text:bookmark text:name="ik9t12"/>N: Noch nie. </text:p>
            </text:list-item>
            <text:list-item>
              <text:p text:style-name="P2"><text:bookmark text:name="ik9t13"/>C: Achso. </text:p>
            </text:list-item>
            <text:list-item>
              <text:p text:style-name="P2"><text:bookmark text:name="ik9t14"/>N: Was soll ich nur tun? Mein Leben ist sinnlos! </text:p>
            </text:list-item>
            <text:list-item>
              <text:p text:style-name="P2"><text:bookmark text:name="fdvr0"/><text:bookmark text:name="ik9t15"/><text:span text:style-name="T7">C: </text:span>Das war es vorher auch schon. </text:p>
              <text:list>
                <text:list-item>
                  <text:p text:style-name="P2"><text:bookmark text:name="fdvr1"/><text:bookmark text:name="fdvr2"/><text:bookmark text:name="ik9t16"/><text:soft-page-break/>N: Verräter! Du bist also der runde Kreis!</text:p>
                </text:list-item>
                <text:list-item>
                  <text:p text:style-name="P2"><text:bookmark text:name="ik9t17"/>C: Möglich ...</text:p>
                </text:list-item>
                <text:list-item>
                  <text:p text:style-name="P2"><text:bookmark text:name="ik9t18"/>N: Dann verschwinde bevor ich meine magischen Kräfte gegen dich einsetze und dich in einen Menschen verwandle!</text:p>
                </text:list-item>
                <text:list-item>
                  <text:p text:style-name="P2"><text:bookmark text:name="ik9t19"/>C: Ich bin ein Mensch.</text:p>
                </text:list-item>
                <text:list-item>
                  <text:p text:style-name="P2"><text:bookmark text:name="ik9t20"/>N: Dann wirst du eben noch einer.</text:p>
                </text:list-item>
              </text:list>
            </text:list-item>
            <text:list-item>
              <text:p text:style-name="P2"><text:bookmark text:name="fdvr3"/><text:bookmark text:name="ik9t21"/>Soll ich dir helfen?</text:p>
              <text:list>
                <text:list-item>
                  <text:p text:style-name="P2"><text:bookmark text:name="fdvr4"/><text:bookmark text:name="fdvr5"/><text:bookmark text:name="ik9t22"/>N: Würdest du das tun? Die Kartoffel wird dich reich belohnen!</text:p>
                </text:list-item>
                <text:list-item>
                  <text:p text:style-name="P2"><text:bookmark text:name="ik9t23"/>C: Schon gut, was muss ich tun?</text:p>
                </text:list-item>
                <text:list-item>
                  <text:p text:style-name="P2"><text:bookmark text:name="ik9t24"/>N: Gar nichts.</text:p>
                </text:list-item>
                <text:list-item>
                  <text:p text:style-name="P2">Neuer Auftrag “Die heilige Kartoffel”</text:p>
                </text:list-item>
                <text:list-item>
                  <text:p text:style-name="P2"><text:bookmark text:name="ik9t25"/>C: Erledigt.</text:p>
                </text:list-item>
                <text:list-item>
                  <text:p text:style-name="P2"><text:bookmark text:name="ik9t26"/>N: Du hast es tatsächlich geschafft. Ich danke dir!</text:p>
                </text:list-item>
                <text:list-item>
                  <text:p text:style-name="P2">Auftrag abgeschlossen “Die heilige Kartoffel”</text:p>
                </text:list-item>
              </text:list>
            </text:list-item>
          </text:list>
        </text:list-item>
        <text:list-item>
          <text:p text:style-name="P2"><text:bookmark text:name="ik9t27"/>Hast du was zu verkaufen? </text:p>
          <text:list>
            <text:list-item>
              <text:p text:style-name="P2"><text:bookmark text:name="kj70"/><text:bookmark text:name="ik9t28"/>N: Nein, aber nur das Beste. Holzbaummann mit Hölzern dran.</text:p>
            </text:list-item>
          </text:list>
        </text:list-item>
      </text:list>
      <text:p text:style-name="Text_20_body"><text:bookmark text:name="vyiu53"/><text:line-break/><text:bookmark text:name="adhu"/><text:span text:style-name="T2">Handel</text:span><text:bookmark text:name="vyiu54"/></text:p>
      <text:list xml:id="list4517463888741491927" text:style-name="L5">
        <text:list-item>
          <text:p text:style-name="P5"><text:bookmark text:name="f0wr1"/><text:bookmark text:name="f0wr2"/>5 Pferdeäpfel </text:p>
        </text:list-item>
      </text:list>
      <text:p text:style-name="P8"/>
      <text:p text:style-name="P9">Tontexte:</text:p>
      <text:list xml:id="list5689806486572521850" text:style-name="L6">
        <text:list-item>
          <text:p text:style-name="P6">N: Gepriesen sei die heilige Kartoffel von dem fernen Kontinent mit strengen Einwanderungsbestimmungen für bärtige Leute.</text:p>
        </text:list-item>
        <text:list-item>
          <text:p text:style-name="P6">N: Oh höre mich an <text:span text:style-name="T8">du Kreatur meiner Zuneigung.</text:span></text:p>
        </text:list-item>
        <text:list-item>
          <text:p text:style-name="P7">N: Hallo, hallo, hallo, hallo, hallo …</text:p>
        </text:list-item>
        <text:list-item>
          <text:p text:style-name="P7">N: Huhn, Huhn, Huhn, Huhn, Huh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text-properties fo:font-size="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08-13T14:14:56</meta:creation-date>
    <dc:date>2016-03-02T12:52:38.947000000</dc:date>
    <dc:language>en-US</dc:language>
    <meta:editing-cycles>21</meta:editing-cycles>
    <meta:editing-duration>PT4H15M58S</meta:editing-duration>
    <meta:document-statistic meta:table-count="0" meta:image-count="0" meta:object-count="0" meta:page-count="2" meta:paragraph-count="44" meta:word-count="441" meta:character-count="2476" meta:non-whitespace-character-count="2088"/>
    <meta:user-defined meta:name="Info 1"/>
    <meta:user-defined meta:name="Info 2"/>
    <meta:user-defined meta:name="Info 3"/>
    <meta:user-defined meta:name="Info 4"/>
    <meta:hyperlink-behaviour office:target-frame-name="_top" xlink:show="replace"/>
  </office:meta>
</office:document-meta>
</file>